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af2" officeooo:paragraph-rsid="00090af2"/>
    </style:style>
    <style:style style:name="P2" style:family="paragraph" style:parent-style-name="Standard">
      <style:text-properties officeooo:rsid="00090af2" officeooo:paragraph-rsid="000f998f"/>
    </style:style>
    <style:style style:name="P3" style:family="paragraph" style:parent-style-name="Standard">
      <style:text-properties officeooo:rsid="0009cf96" officeooo:paragraph-rsid="0009cf96"/>
    </style:style>
    <style:style style:name="P4" style:family="paragraph" style:parent-style-name="Standard" style:list-style-name="L2">
      <style:text-properties officeooo:rsid="0009cf96" officeooo:paragraph-rsid="0009cf96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f998f" officeooo:paragraph-rsid="000f998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afa3e" officeooo:paragraph-rsid="000afa3e" style:font-weight-asian="bold" style:font-weight-complex="bold"/>
    </style:style>
    <style:style style:name="P7" style:family="paragraph" style:parent-style-name="Standard">
      <style:text-properties fo:font-weight="normal" officeooo:rsid="000d070d" officeooo:paragraph-rsid="000d070d" style:font-weight-asian="normal" style:font-weight-complex="normal"/>
    </style:style>
    <style:style style:name="P8" style:family="paragraph" style:parent-style-name="Standard">
      <style:text-properties fo:font-weight="normal" officeooo:rsid="000f998f" officeooo:paragraph-rsid="000f998f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de21a" officeooo:paragraph-rsid="001de21a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e2e2f" officeooo:paragraph-rsid="001e2e2f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02805" officeooo:paragraph-rsid="0022935a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2935a" officeooo:paragraph-rsid="0022935a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46d3c" officeooo:paragraph-rsid="00246d3c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4da23" officeooo:paragraph-rsid="0024da23" style:font-weight-asian="normal" style:font-weight-complex="normal"/>
    </style:style>
    <style:style style:name="P15" style:family="paragraph" style:parent-style-name="Standard" style:list-style-name="L2">
      <style:text-properties officeooo:rsid="00153f92" officeooo:paragraph-rsid="00153f92"/>
    </style:style>
    <style:style style:name="P16" style:family="paragraph" style:parent-style-name="Standard" style:list-style-name="L2">
      <style:text-properties officeooo:rsid="0016f2df" officeooo:paragraph-rsid="0016f2df"/>
    </style:style>
    <style:style style:name="P17" style:family="paragraph" style:parent-style-name="Standard" style:list-style-name="L2">
      <style:text-properties officeooo:rsid="0017c78c" officeooo:paragraph-rsid="0017c78c"/>
    </style:style>
    <style:style style:name="P18" style:family="paragraph" style:parent-style-name="Standard" style:list-style-name="L2">
      <style:text-properties officeooo:rsid="001ae5e8" officeooo:paragraph-rsid="001ae5e8"/>
    </style:style>
    <style:style style:name="P19" style:family="paragraph" style:parent-style-name="Standard" style:list-style-name="L2">
      <style:text-properties officeooo:rsid="001bbb20" officeooo:paragraph-rsid="001bbb20"/>
    </style:style>
    <style:style style:name="T1" style:family="text">
      <style:text-properties officeooo:rsid="000b73e9"/>
    </style:style>
    <style:style style:name="T2" style:family="text">
      <style:text-properties officeooo:rsid="000e1d9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37e3e"/>
    </style:style>
    <style:style style:name="T5" style:family="text">
      <style:text-properties officeooo:rsid="0018f2c9"/>
    </style:style>
    <style:style style:name="T6" style:family="text">
      <style:text-properties officeooo:rsid="001de611"/>
    </style:style>
    <style:style style:name="T7" style:family="text">
      <style:text-properties officeooo:rsid="0020eab8"/>
    </style:style>
    <style:style style:name="T8" style:family="text">
      <style:text-properties officeooo:rsid="0022935a"/>
    </style:style>
    <style:style style:name="T9" style:family="text">
      <style:text-properties officeooo:rsid="0023bc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ce<text:span text:style-name="T1">c</text:span>ream World:</text:p>
      <text:p text:style-name="P1"/>
      <text:p text:style-name="P7">About: <text:s/>“<text:span text:style-name="T2">Icecream World” is a game similar to angry birds where the player aims to project the icecream “scoop” into the “target cone”.</text:span></text:p>
      <text:p text:style-name="P5"/>
      <text:p text:style-name="P8"><text:span text:style-name="T3">Rules: </text:span></text:p>
      <text:p text:style-name="P8"><text:span text:style-name="T3"/></text:p>
      <text:list xml:id="list8892432760527149117" text:style-name="L1">
        <text:list-item>
          <text:p text:style-name="P9">The game scene is divided into two broad sections, namely a warmer region(the one that appears yello-orange and present in the upper part of the scene) and a colder region (the region below the warmer region). <text:span text:style-name="T6">As soon as teh icecream scoop reaches into teh warmer region, the icecream starts melting (due to warmth) and thus gets reduced in its size.<text:line-break/> </text:span></text:p>
        </text:list-item>
        <text:list-item>
          <text:p text:style-name="P10">The scoring is based upon the “size” of the scoop reaching to the target cone.<text:line-break/></text:p>
        </text:list-item>
        <text:list-item>
          <text:p text:style-name="P11">Basic laws of physics including gravity, air friction, ground friction, collision <text:span text:style-name="T7">are folowed as per the valid scenario.<text:line-break/></text:span></text:p>
        </text:list-item>
        <text:list-item>
          <text:p text:style-name="P11"><text:span text:style-name="T8">Various obstacles might be present in the path of the scoop example “ball”, “table”, etc.</text:span> <text:line-break/></text:p>
        </text:list-item>
        <text:list-item>
          <text:p text:style-name="P12">Collision with objects may be elastic or inelastic based upon the obstacles physical properties. <text:span text:style-name="T9">Moreover some objects are movable (“ball” in this game) whereas some are static (“table” and “upper walls” restricting the game screen height).<text:line-break/></text:span></text:p>
        </text:list-item>
        <text:list-item>
          <text:p text:style-name="P13">A player is given 3 lives (trials).<text:line-break/></text:p>
        </text:list-item>
        <text:list-item>
          <text:p text:style-name="P14">The ball disappears in case it moves beyond the game screen width.</text:p>
        </text:list-item>
      </text:list>
      <text:p text:style-name="P2"/>
      <text:p text:style-name="P1"/>
      <text:p text:style-name="P3">Controls: <text:s text:c="2"/></text:p>
      <text:list xml:id="list4234131039179195254" text:style-name="L2">
        <text:list-item>
          <text:p text:style-name="P4"><text:span text:style-name="T4">Left- Right keys will let the player “pan” the game scene int he respective directions.</text:span></text:p>
        </text:list-item>
        <text:list-item>
          <text:p text:style-name="P15">Up-Down keys let the player “zoom-in” and “out” the game screen respectively.</text:p>
        </text:list-item>
        <text:list-item>
          <text:p text:style-name="P16">Keys “a” and “c” increase and decrease the angle of projection of the icecream scoop on to the target.</text:p>
        </text:list-item>
        <text:list-item>
          <text:p text:style-name="P17">Keys “l” and “r” control the movement of the “icecream van” (over which the scoop is placed) <text:span text:style-name="T5">towards left and right directions respectively.</text:span></text:p>
        </text:list-item>
        <text:list-item>
          <text:p text:style-name="P18">Keys “f” and “s” control the initial velocity of projection of the scoop.</text:p>
        </text:list-item>
        <text:list-item>
          <text:p text:style-name="P19">“Spacebar” key enables the player to trigger the scoop towards desired direction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chi </meta:initial-creator>
    <meta:creation-date>2016-01-26T13:25:27.685415722</meta:creation-date>
    <dc:date>2016-01-26T13:54:33.791960941</dc:date>
    <dc:creator>prachi </dc:creator>
    <meta:editing-duration>PT28M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298" meta:character-count="1734" meta:non-whitespace-character-count="1453"/>
  </office:meta>
</office:document-meta>
</file>